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student-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student-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8">
            <text:p>10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6">
            <text:p>10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475">
            <text:p>10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6">
            <text:p>1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4">
            <text:p>3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0">
            <text:p>18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7">
            <text:p>1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4">
            <text:p>2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student-housi" style:display-name="PageStyle_arrests-on-campus-student-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